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3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olomon Samso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Henry S.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December 18, 1896</text:p>
      <text:p text:style-name="P5">Month<text:tab/><text:tab/><text:tab/><text:tab/><text:tab/><text:tab/>December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Bombay</text:p>
      <text:p text:style-name="P5">State<text:tab/><text:tab/><text:tab/><text:tab/><text:tab/><text:tab/></text:p>
      <text:p text:style-name="P5">Country<text:tab/><text:tab/><text:tab/><text:tab/><text:tab/>Indi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hotocopy of the manuscript is also available in Box 19, FF 9.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2">[Page 1]</text:p>
      <text:p text:style-name="P3">54 THANA STREET/</text:p>
      <text:p text:style-name="P3">P. DOCK POST/</text:p>
      <text:p text:style-name="P3">BOMBAY./</text:p>
      <text:p text:style-name="P3">India 18" Dec 96./</text:p>
      <text:p text:style-name="P3">H. S. Morrais[sic!] Esqr./</text:p>
      <text:p text:style-name="P3">Philadelphia/</text:p>
      <text:p text:style-name="P2">Dear Sir,/</text:p>
      <text:p text:style-name="P2"><text:tab/>I am a Bene-Israel/ of Bombay with a sincere desire/ to see any brethren following in/ the footsteps of the American and/ the English Jews and thus enjoy/ the benefits and comforts which/ education and civilization have/ favoured them with./</text:p>
      <text:p text:style-name="P2"><text:tab/>We Bene-Israel here/ have been doing our utmost in/ this attempt and with the feelings/ of self-duty I deliver lectures/ and sermons in Marathi, a/</text:p>
      <text:p text:style-name="P2"/>
      <text:p text:style-name="P2">[Page 2]</text:p>
      <text:p text:style-name="P2">language spoken by the Bene-/Israel here on Religious Historical/ and Social subjects of Jewish/ interest./</text:p>
      <text:p text:style-name="P2"><text:tab/>Some time ago I asked/ Mr B. Bettman and Rev Dr. I. M./ Wise of Cincinnati, Rabbis Hahn/ of Cleveland, L. Grossman of Detroit,/ H. P. Mendes &amp; Gotheil of New York,/ Misses F. D. Moeatta, C. <text:soft-page-break/>G. Montefiore,/ Rev. Dr. Prof. D. W. Marks &amp; Lady Magnus,/ of London, the Chief Rabbi of France,/ Dr. Friedman of Vienna &amp; Prof. Lazarus/ of German, to favour me with/ their sermons, lectures and other/ works, that would enlighten me on/ the different phases of Judaism/</text:p>
      <text:p text:style-name="P2"/>
      <text:p text:style-name="P2">[Page 3]</text:p>
      <text:p text:style-name="P2">and I am glad to inform you/ that all of them kindly responded/ to my appeals./</text:p>
      <text:p text:style-name="P2"><text:tab/>I may add that I am/ doing my best in improving the/ religious status of our brethren/ here unaided by any of the/ local institutions or societies./</text:p>
      <text:p text:style-name="P2"><text:tab/>I beg therefore to approach/ you with a request that you will/ in a like manner favour me/ with some of your best works/ and contributions to the Jewish/ literature./</text:p>
      <text:p text:style-name="P2"><text:tab/>I am not unconscious/ of the troubles and expenses you/ will thus be put to but I/ may humbly suggest that/</text:p>
      <text:p text:style-name="P2"/>
      <text:p text:style-name="P2">[Page 4]</text:p>
      <text:p text:style-name="P2">whatever good work I may be/ permitted by the Almighty to do/ to our Brethren here amongst/ whom my lot has been so/ happily cast will always be/ associated by your name./</text:p>
      <text:p text:style-name="P2"><text:tab/>Hoping to be favoured/ with an early reply/ <text:s/>I am/ Dear Sir/ Yours in the bonds of brotherhood/ <text:span text:style-name="T1">Solomon Samson</text:span><text:span text:style-name="T2">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9T11:25:24.80</meta:creation-date>
    <dc:date>2012-03-22T14:00:40.04</dc:date>
    <dc:creator>Penn Libraries</dc:creator>
    <meta:editing-duration>PT00H02M57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82" meta:word-count="513" meta:character-count="3211"/>
  </office:meta>
</office:document-meta>
</file>